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000000042B05BD528A5796FCB6.png" manifest:media-type="image/png"/>
  <manifest:file-entry manifest:full-path="Pictures/1000000000000CEC000009B16D3849F3A43CBBB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Noto Sans CJK SC Regular" svg:font-family="'Noto Sans CJK SC Regular'" style:font-family-generic="roman" style:font-pitch="variable"/>
    <style:font-face style:name="Arial1" svg:font-family="Arial" style:font-family-generic="swiss" style:font-pitch="variable"/>
    <style:font-face style:name="Nimbus Roman No9 L1" svg:font-family="'Nimbus Roman No9 L'" style:font-family-generic="swiss" style:font-pitch="variable"/>
    <style:font-face style:name="Noto Sans" svg:font-family="'Noto Sans'" style:font-family-generic="swiss" style:font-pitch="variable"/>
    <style:font-face style:name="Noto Sans CJK SC Regular1" svg:font-family="'Noto Sans CJK SC Regular'" style:font-family-generic="swiss" style:font-pitch="variable"/>
    <style:font-face style:name="Lohit Hindi" svg:font-family="'Lohit Hindi'" style:font-family-generic="system" style:font-pitch="variable"/>
    <style:font-face style:name="Noto Sans CJK SC Regular2" svg:font-family="'Noto Sans CJK SC Regular'" style:font-family-generic="system" style:font-pitch="variable"/>
    <style:font-face style:name="Noto Sans Devanagari UI" svg:font-family="'Noto Sans Devanagari U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无填充且无边框的对象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subtitle">
      <style:graphic-properties draw:fill-color="#ffffff" fo:min-height="16.255cm"/>
    </style:style>
    <style:style style:name="pr2" style:family="presentation" style:parent-style-name="Inspiration-notes">
      <style:graphic-properties draw:fill-color="#ffffff" draw:auto-grow-height="true" fo:min-height="14cm"/>
    </style:style>
    <style:style style:name="pr3" style:family="presentation" style:parent-style-name="Inspiration-title">
      <style:graphic-properties draw:auto-grow-height="true" fo:min-height="2cm"/>
    </style:style>
    <style:style style:name="pr4" style:family="presentation" style:parent-style-name="Inspiration-outline1">
      <style:graphic-properties fo:min-height="11.929cm"/>
    </style:style>
    <style:style style:name="pr5" style:family="presentation" style:parent-style-name="Inspiration-notes">
      <style:graphic-properties draw:fill-color="#ffffff" fo:min-height="14cm"/>
    </style:style>
    <style:style style:name="pr6" style:family="presentation" style:parent-style-name="Inspiration-title">
      <style:graphic-properties fo:min-height="2cm"/>
    </style:style>
    <style:style style:name="pr7" style:family="presentation" style:parent-style-name="Inspiration-title">
      <style:graphic-properties fo:min-height="3.761cm"/>
    </style:style>
    <style:style style:name="pr8" style:family="presentation" style:parent-style-name="Inspiration-title">
      <style:graphic-properties fo:min-height="5.68cm"/>
    </style:style>
    <style:style style:name="P1" style:family="paragraph">
      <loext:graphic-properties draw:fill-color="#ffffff"/>
      <style:text-properties style:font-name="Noto Sans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style:font-size-asian="29.3999996185303pt"/>
    </style:style>
    <style:style style:name="P4" style:family="paragraph">
      <style:paragraph-properties fo:text-align="center"/>
    </style:style>
    <style:style style:name="T1" style:family="text">
      <style:text-properties style:font-name="Noto San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2.137cm" presentation:class="subtitle" presentation:user-transformed="true">
          <draw:text-box>
            <text:p><text:span text:style-name="T1">Distributed AutoBuild Build Service</text:span></text:p>
            <text:p><text:span text:style-name="T1">分布式 </text:span><text:span text:style-name="T1">ABBS</text:span></text:p>
            <text:p><text:span text:style-name="T1">(DABBS)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解决问题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 xml:id="id1" text:id="id1">计算力不足</text:p>
                <text:list>
                  <text:list-item>
                    <text:p xml:id="id2" text:id="id2">ABBS配置与软件二进制包不同步</text:p>
                  </text:list-item>
                  <text:list-item>
                    <text:p xml:id="id3" text:id="id3">多架构之间软件二进制包不同步</text:p>
                    <text:list>
                      <text:list-item>
                        <text:p xml:id="id4" text:id="id4">ARM, MIPS均落后AMD64架构相当进度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>
        <office:forms form:automatic-focus="false" form:apply-design-mode="false"/>
        <draw:frame draw:style-name="gr2" draw:text-style-name="P4" draw:layer="layout" svg:width="22.991cm" svg:height="19.165cm" svg:x="2.309cm" svg:y="1.401cm">
          <draw:image xlink:href="Pictures/10000201000005000000042B05BD528A5796FCB6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实现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 xml:id="id5" text:id="id5">服务端软件（abbs-server）</text:p>
                <text:list>
                  <text:list-item>
                    <text:p>控制节点（abbs-server-node）</text:p>
                  </text:list-item>
                  <text:list-item>
                    <text:p>上传/下载服务器软件（abbs-server-repo）</text:p>
                  </text:list-item>
                </text:list>
              </text:list-item>
              <text:list-item>
                <text:p>客户端软件（abbs-client）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05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7" draw:layer="layout" svg:width="23.8cm" svg:height="3.761cm" svg:x="1.4cm" svg:y="0.72cm" presentation:class="title" presentation:user-transformed="true">
          <draw:text-box>
            <text:p>服务端软件（abbs-server）：控制节点</text:p>
          </draw:text-box>
        </draw:frame>
        <draw:frame presentation:style-name="pr4" draw:layer="layout" svg:width="25.2cm" svg:height="14.6cm" svg:x="1.4cm" svg:y="5cm" presentation:class="outline" presentation:user-transformed="true">
          <draw:text-box>
            <text:list text:style-name="L2">
              <text:list-item>
                <text:p xml:id="id6" text:id="id6">监控aosc-os-abbs仓库动态并作差计算需要构建的包</text:p>
              </text:list-item>
              <text:list-item>
                <text:p xml:id="id7" text:id="id7">生成等待确认列表供开发者确认分发包任务</text:p>
              </text:list-item>
              <text:list-item>
                <text:p xml:id="id8" text:id="id8">与客户端（abbs-client）交互</text:p>
                <text:list>
                  <text:list-item>
                    <text:p xml:id="id9" text:id="id9">向加入节点网络的客户端分配包任务</text:p>
                  </text:list-item>
                  <text:list-item>
                    <text:p>监控客户端二进制软件包构建进程</text:p>
                  </text:list-item>
                  <text:list-item>
                    <text:p>进行自动测试（若适用）</text:p>
                  </text:list-item>
                </text:list>
              </text:list-item>
              <text:list-item>
                <text:p>与开发者交互</text:p>
                <text:list>
                  <text:list-item>
                    <text:p>生成等待测试列表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05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05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05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05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8" draw:layer="layout" svg:width="24cm" svg:height="5.68cm" svg:x="1.4cm" svg:y="0.72cm" presentation:class="title" presentation:user-transformed="true">
          <draw:text-box>
            <text:p>服务端软件（abbs-server）：<text:line-break/>上传/下载服务器</text:p>
          </draw:text-box>
        </draw:frame>
        <draw:frame presentation:style-name="pr4" draw:layer="layout" svg:width="25.2cm" svg:height="13.9cm" svg:x="1.4cm" svg:y="6.1cm" presentation:class="outline" presentation:user-transformed="true">
          <draw:text-box>
            <text:list text:style-name="L2">
              <text:list-item>
                <text:p>与控制节点交互</text:p>
                <text:list>
                  <text:list-item>
                    <text:p>获取待下载/上传包客户端的SSH公钥供认证</text:p>
                  </text:list-item>
                  <text:list-item>
                    <text:p>获取包QA状态以决定是否推送</text:p>
                  </text:list-item>
                </text:list>
              </text:list-item>
              <text:list-item>
                <text:p>与客户端（abbs-client）交互</text:p>
                <text:list>
                  <text:list-item>
                    <text:p>提供软件包上传接口</text:p>
                  </text:list-item>
                  <text:list-item>
                    <text:p>自动测试任务：</text:p>
                    <text:list>
                      <text:list-item>
                        <text:p>提供软件包下载接口</text:p>
                      </text:list-item>
                      <text:list-item>
                        <text:p>提供软件包测试结果通知接口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office:forms form:automatic-focus="false" form:apply-design-mode="false"/>
        <draw:frame presentation:style-name="pr8" draw:layer="layout" svg:width="24cm" svg:height="5.68cm" svg:x="1.4cm" svg:y="0.72cm" presentation:class="title" presentation:user-transformed="true">
          <draw:text-box>
            <text:p>服务端软件（abbs-server）：<text:line-break/>上传/下载服务器</text:p>
          </draw:text-box>
        </draw:frame>
        <draw:frame presentation:style-name="pr4" draw:layer="layout" svg:width="25.2cm" svg:height="13.9cm" svg:x="1.4cm" svg:y="6.1cm" presentation:class="outline" presentation:user-transformed="true">
          <draw:text-box>
            <text:list text:style-name="L2">
              <text:list-item>
                <text:p>与开发者交互：</text:p>
                <text:list>
                  <text:list-item>
                    <text:p>生成待检测软件包列表并置于testing源供下载</text:p>
                  </text:list-item>
                </text:list>
              </text:list-item>
              <text:list-item>
                <text:p>与镜像源服务器交互：</text:p>
                <text:list>
                  <text:list-item>
                    <text:p>上传经QA的软件包和autobuild配置文件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draw:frame presentation:style-name="pr6" draw:layer="layout" svg:width="20cm" svg:height="2cm" svg:x="1.4cm" svg:y="1.6cm" presentation:class="title">
          <draw:text-box>
            <text:p>客户端（abbs-client）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 xml:id="id10" text:id="id10">连接控制节点并接收任务信息</text:p>
              </text:list-item>
              <text:list-item>
                <text:p xml:id="id11" text:id="id11">控制abbs进行构建操作</text:p>
                <text:list>
                  <text:list-item>
                    <text:p xml:id="id12" text:id="id12">向控制节点反馈构建进度（或成功/失败）</text:p>
                  </text:list-item>
                </text:list>
              </text:list-item>
              <text:list-item>
                <text:p xml:id="id13" text:id="id13">上传完成的二进制包到上传/下载服务器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05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05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05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05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Noto Sans CJK SC Regular" svg:font-family="'Noto Sans CJK SC Regular'" style:font-family-generic="roman" style:font-pitch="variable"/>
    <style:font-face style:name="Arial1" svg:font-family="Arial" style:font-family-generic="swiss" style:font-pitch="variable"/>
    <style:font-face style:name="Nimbus Roman No9 L1" svg:font-family="'Nimbus Roman No9 L'" style:font-family-generic="swiss" style:font-pitch="variable"/>
    <style:font-face style:name="Noto Sans" svg:font-family="'Noto Sans'" style:font-family-generic="swiss" style:font-pitch="variable"/>
    <style:font-face style:name="Noto Sans CJK SC Regular1" svg:font-family="'Noto Sans CJK SC Regular'" style:font-family-generic="swiss" style:font-pitch="variable"/>
    <style:font-face style:name="Lohit Hindi" svg:font-family="'Lohit Hindi'" style:font-family-generic="system" style:font-pitch="variable"/>
    <style:font-face style:name="Noto Sans CJK SC Regular2" svg:font-family="'Noto Sans CJK SC Regular'" style:font-family-generic="system" style:font-pitch="variable"/>
    <style:font-face style:name="Noto Sans Devanagari UI" svg:font-family="'Noto Sans Devanagari U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Noto Sans CJK SC Regular2" style:font-size-asian="24pt" style:language-asian="zh" style:country-asian="CN" style:font-name-complex="Noto Sans CJK SC Regular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Noto Sans CJK SC Regular2" style:font-family-asian="'Noto Sans CJK SC Regular'" style:font-family-generic-asian="system" style:font-pitch-asian="variable" style:font-size-asian="18pt" style:font-style-asian="normal" style:font-weight-asian="normal" style:font-name-complex="Noto Sans Devanagari UI" style:font-family-complex="'Noto Sans Devanagari U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2" style:font-family-asian="'Noto Sans CJK SC Regular'" style:font-family-generic-asian="system" style:font-pitch-asian="variable" style:font-size-asian="20pt" style:font-style-asian="normal" style:font-weight-asian="normal" style:font-name-complex="Noto Sans Devanagari UI" style:font-family-complex="'Noto Sans Devanagari U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Noto Sans CJK SC Regular1" fo:font-family="'Noto Sans CJK SC Regular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2" style:font-family-asian="'Noto Sans CJK SC Regular'" style:font-family-generic-asian="system" style:font-pitch-asian="variable" style:font-size-asian="32pt" style:font-style-asian="normal" style:font-weight-asian="normal" style:font-name-complex="Noto Sans Devanagari UI" style:font-family-complex="'Noto Sans Devanagari U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top="0.4cm" fo:margin-bottom="0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top="0.3cm" fo:margin-bottom="0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top="0.2cm" fo:margin-bottom="0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top="0.1cm" fo:margin-bottom="0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top="0.1cm" fo:margin-bottom="0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top="0.1cm" fo:margin-bottom="0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top="0.1cm" fo:margin-bottom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top="0.1cm" fo:margin-bottom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2" style:font-family-asian="'Noto Sans CJK SC Regular'" style:font-family-generic-asian="system" style:font-pitch-asian="variable" style:font-size-asian="32pt" style:font-style-asian="normal" style:font-weight-asian="normal" style:font-name-complex="Noto Sans Devanagari UI" style:font-family-complex="'Noto Sans Devanagari U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Noto Sans CJK SC Regular1" fo:font-family="'Noto Sans CJK SC Regular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2" style:font-family-asian="'Noto Sans CJK SC Regular'" style:font-family-generic-asian="system" style:font-pitch-asian="variable" style:font-size-asian="44pt" style:font-style-asian="normal" style:font-weight-asian="normal" style:font-name-complex="Noto Sans Devanagari UI" style:font-family-complex="'Noto Sans Devanagari U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Noto Sans CJK SC Regular1" fo:font-family="'Noto Sans CJK SC Regular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Noto Sans CJK SC Regular1" fo:font-family="'Noto Sans CJK SC Regular'" style:font-family-generic="swiss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默认-backgroundobjects">
      <style:graphic-properties draw:stroke="none" draw:fill="none" draw:fill-color="#ffffff" draw:auto-grow-height="false" fo:min-height="1.449cm"/>
    </style:style>
    <style:style style:name="Mpr2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3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 CJK SC Regular1" fo:font-size="14pt" style:font-name-asian="Noto Sans CJK SC Regular1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编号&gt;</text:page-number></text:span></text:p>
        </draw:text-box>
      </draw:frame>
    </style:handout-master>
    <style:master-page style:name="默认" style:page-layout-name="PM1" draw:style-name="Mdp1">
      <draw:frame presentation:style-name="默认-title" draw:layer="backgroundobjects" svg:width="25.199cm" svg:height="3.506cm" svg:x="1.4cm" svg:y="0.837cm" presentation:class="title" presentation:placeholder="true">
        <draw:text-box/>
      </draw:frame>
      <draw:frame presentation:style-name="默认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编号&gt;</text:page-number></text:span></text:p>
        </draw:text-box>
      </draw:frame>
      <presentation:notes style:page-layout-name="PM0">
        <draw:page-thumbnail presentation:style-name="默认-title" draw:layer="backgroundobjects" svg:width="14.848cm" svg:height="11.136cm" svg:x="3.075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7" draw:layer="backgroundobjects" svg:width="27.999cm" svg:height="20.999cm" svg:x="0cm" svg:y="0.002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编号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08T23:08:39.509348900</meta:creation-date>
    <meta:editing-cycles>0</meta:editing-cycles>
    <meta:editing-duration>P0D</meta:editing-duration>
    <meta:generator>LibreOffice/5.1.4.2$Linux_X86_64 LibreOffice_project/10m0$Build-2</meta:generator>
    <meta:document-statistic meta:object-count="63"/>
  </office:meta>
</office:document-meta>
</file>